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A000000A134769F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4c9c" officeooo:paragraph-rsid="001e4c9c"/>
    </style:style>
    <style:style style:name="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P3" style:family="paragraph" style:parent-style-name="Text_20_body">
      <style:paragraph-properties fo:text-align="center" style:justify-single-word="false"/>
      <style:text-properties officeooo:rsid="001f601b" officeooo:paragraph-rsid="001f601b"/>
    </style:style>
    <style:style style:name="P4" style:family="paragraph" style:parent-style-name="Text_20_body">
      <style:paragraph-properties fo:text-align="center" style:justify-single-word="false"/>
      <style:text-properties officeooo:rsid="0021578d" officeooo:paragraph-rsid="0021578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245cdf"/>
    </style:style>
    <style:style style:name="P7" style:family="paragraph" style:parent-style-name="Title">
      <style:text-properties officeooo:paragraph-rsid="001f601b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  <style:text-properties officeooo:paragraph-rsid="001f601b"/>
    </style:style>
    <style:style style:name="P10" style:family="paragraph" style:parent-style-name="Heading_20_1">
      <style:paragraph-properties fo:text-align="center" style:justify-single-word="false"/>
      <style:text-properties officeooo:paragraph-rsid="00245cdf"/>
    </style:style>
    <style:style style:name="P11" style:family="paragraph" style:parent-style-name="Heading_20_1">
      <style:paragraph-properties fo:text-align="center" style:justify-single-word="false"/>
      <style:text-properties officeooo:rsid="001f601b" officeooo:paragraph-rsid="001f601b"/>
    </style:style>
    <style:style style:name="P12" style:family="paragraph" style:parent-style-name="Text_20_body">
      <style:paragraph-properties fo:text-align="center" style:justify-single-word="false"/>
      <style:text-properties officeooo:rsid="001f601b" officeooo:paragraph-rsid="001f601b"/>
    </style:style>
    <style:style style:name="P13" style:family="paragraph" style:parent-style-name="Text_20_body">
      <style:paragraph-properties fo:text-align="center" style:justify-single-word="false"/>
      <style:text-properties officeooo:rsid="00245cdf" officeooo:paragraph-rsid="001f601b"/>
    </style:style>
    <style:style style:name="P14" style:family="paragraph" style:parent-style-name="Text_20_body">
      <style:paragraph-properties fo:text-align="center" style:justify-single-word="false"/>
      <style:text-properties officeooo:paragraph-rsid="00245cdf"/>
    </style:style>
    <style:style style:name="P15" style:family="paragraph" style:parent-style-name="Text_20_body">
      <style:paragraph-properties fo:text-align="center" style:justify-single-word="false"/>
      <style:text-properties fo:font-size="8pt" officeooo:rsid="00245cdf" officeooo:paragraph-rsid="00245cdf" style:font-size-asian="7pt" style:font-size-complex="8pt"/>
    </style:style>
    <style:style style:name="T1" style:family="text">
      <style:text-properties officeooo:rsid="001f601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245c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Inspirational Talks for Children.</text:p>
      <text:p text:style-name="P4">These talks are entirely free of charge and will not solicit business. <text:s/></text:p>
      <text:p text:style-name="P4">We have been servicing our community since 1997 and we believe that these lessons are valuable for all children. <text:s/>Please take a moment to review this list and see their value for yourself.</text:p>
      <text:h text:style-name="P10" text:outline-level="1">5 Ways to Say NO to Drugs</text:h>
      <text:h text:style-name="P10" text:outline-level="1">ABC’s of Conflict Avoidance</text:h>
      <text:h text:style-name="P10" text:outline-level="1">Stranger Alert</text:h>
      <text:p text:style-name="P14"><text:span text:style-name="T3">NO – GO – YELL – TELL</text:span></text:p>
      <text:h text:style-name="P10" text:outline-level="1">Five Rules of Personal Safety</text:h>
      <text:p text:style-name="P6">Trust Your Intuition</text:p>
      <text:p text:style-name="P6">Good Attitude</text:p>
      <text:p text:style-name="P6">Good Habits</text:p>
      <text:p text:style-name="P6">Good Self - Control</text:p>
      <text:p text:style-name="P6">Good Manners</text:p>
      <text:h text:style-name="P10" text:outline-level="1">Qualities of Black Belt Excellence</text:h>
      <text:p text:style-name="P15"><text:span text:style-name="T2">Respect, Courage, Self-discipline, Self-control, and Commitment</text:span></text:p>
      <text:h text:style-name="P8" text:outline-level="1">Respect: the fastest way through Life.</text:h>
      <text:p text:style-name="P3">When we practice Respect for each other we find greater cooperation and less conflict.</text:p>
      <text:h text:style-name="P11" text:outline-level="1">Done with Bullying.</text:h>
      <text:p text:style-name="P3">Bullies don't stand a chance when we all work together.</text:p>
      <text:h text:style-name="P9" text:outline-level="1"><text:soft-page-break/><text:span text:style-name="T1">Perseverance</text:span>: <text:span text:style-name="T1">quick and easy isn't always the best</text:span>.</text:h>
      <text:p text:style-name="P3">Learn about the great value in Goal Setting and Regular Practice..</text:p>
      <text:h text:style-name="P9" text:outline-level="1"><text:span text:style-name="T1">Discipline is not Punishment</text:span>.</text:h>
      <text:p text:style-name="P3">Strengthen your mind with right thinking and right practices.</text:p>
      <text:h text:style-name="P9" text:outline-level="1"><text:span text:style-name="T1">Do say “Do” and don't say “Don't”</text:span>.</text:h>
      <text:p text:style-name="P3">How positive reinforcement helps you want to learn and try harder.</text:p>
      <text:h text:style-name="P9" text:outline-level="1"><text:span text:style-name="T1">Personal Power vs Force</text:span>.</text:h>
      <text:p text:style-name="P3">Being Smart, Honest and Good has more power than being tough or strong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4c9c" officeooo:paragraph-rsid="001e4c9c"/>
    </style:style>
    <style:style style:name="MP2" style:family="paragraph" style:parent-style-name="Footer">
      <style:paragraph-properties fo:text-align="center" style:justify-single-word="false"/>
      <style:text-properties officeooo:rsid="001caab9" officeooo:paragraph-rsid="001caab9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draw:style-name="Mfr1" draw:name="Image5" text:anchor-type="paragraph" svg:width="4.8047in" svg:height="1.2138in" draw:z-index="0"><draw:image xlink:href="Pictures/100002010000020A000000A134769FC7.png" xlink:type="simple" xlink:show="embed" xlink:actuate="onLoad"/></draw:frame></text:p>
      </style:header-first>
      <style:footer>
        <text:p text:style-name="MP2">www.hmbma.com </text:p>
      </style:footer>
      <style:footer-first>
        <text:p text:style-name="MP2">www.hmbma.com 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7:47:43.828605782</meta:creation-date>
    <dc:date>2015-08-25T15:23:50.495041590</dc:date>
    <meta:editing-duration>PT49M21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2" meta:paragraph-count="29" meta:word-count="197" meta:character-count="1220" meta:non-whitespace-character-count="1033"/>
  </office:meta>
</office:document-meta>
</file>